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947d1" officeooo:paragraph-rsid="001947d1"/>
    </style:style>
    <style:style style:name="P2" style:family="paragraph" style:parent-style-name="Standard">
      <style:paragraph-properties fo:text-align="start" style:justify-single-word="false"/>
      <style:text-properties fo:font-style="normal" officeooo:rsid="001947d1" officeooo:paragraph-rsid="001947d1" style:font-style-asian="normal" style:font-style-complex="normal"/>
    </style:style>
    <style:style style:name="P3" style:family="paragraph" style:parent-style-name="Standard">
      <style:paragraph-properties fo:text-align="start" style:justify-single-word="false"/>
      <style:text-properties fo:font-style="italic" officeooo:rsid="001947d1" officeooo:paragraph-rsid="001947d1" style:font-style-asian="italic" style:font-style-complex="italic"/>
    </style:style>
    <style:style style:name="P4" style:family="paragraph" style:parent-style-name="Standard">
      <style:paragraph-properties fo:text-align="start" style:justify-single-word="false"/>
      <style:text-properties fo:font-style="italic" officeooo:rsid="001aa51b" officeooo:paragraph-rsid="001aa51b" style:font-style-asian="italic" style:font-style-complex="italic"/>
    </style:style>
    <style:style style:name="P5" style:family="paragraph" style:parent-style-name="Standard">
      <style:paragraph-properties fo:text-align="start" style:justify-single-word="false"/>
      <style:text-properties fo:font-style="italic" officeooo:rsid="001ab32c" officeooo:paragraph-rsid="001ab32c" style:font-style-asian="italic" style:font-style-complex="italic"/>
    </style:style>
    <style:style style:name="P6" style:family="paragraph" style:parent-style-name="Standard">
      <style:paragraph-properties fo:text-align="center" style:justify-single-word="false"/>
      <style:text-properties fo:font-size="24pt" officeooo:rsid="001947d1" officeooo:paragraph-rsid="001947d1" style:font-size-asian="24pt" style:font-size-complex="24pt"/>
    </style:style>
    <style:style style:name="P7" style:family="paragraph" style:parent-style-name="Standard">
      <style:paragraph-properties fo:text-align="end" style:justify-single-word="false"/>
      <style:text-properties fo:font-size="10pt" officeooo:rsid="001947d1" officeooo:paragraph-rsid="001947d1" style:font-size-asian="8.75pt" style:font-size-complex="10pt"/>
    </style:style>
    <style:style style:name="P8" style:family="paragraph" style:parent-style-name="Standard">
      <style:paragraph-properties fo:text-align="center" style:justify-single-word="false"/>
      <style:text-properties fo:font-size="12pt" officeooo:rsid="001ab32c" officeooo:paragraph-rsid="001ab32c" style:font-size-asian="10.5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aa51b" style:font-style-asian="normal" style:font-style-complex="normal"/>
    </style:style>
    <style:style style:name="T4" style:family="text">
      <style:text-properties fo:font-style="normal" officeooo:rsid="001947d1" style:font-style-asian="normal" style:font-style-complex="normal"/>
    </style:style>
    <style:style style:name="T5" style:family="text">
      <style:text-properties officeooo:rsid="001aa51b"/>
    </style:style>
    <style:style style:name="T6" style:family="text">
      <style:text-properties officeooo:rsid="001c70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REPORT ASSIGNMENT 1</text:p>
      <text:p text:style-name="P8">Run external process upon HTTP request starting with /process</text:p>
      <text:p text:style-name="P8"/>
      <text:p text:style-name="P1">Enrico Magnago 186957</text:p>
      <text:p text:style-name="P1"/>
      <text:p text:style-name="P1">The <text:span text:style-name="T6">assignment</text:span> is built using maven.</text:p>
      <text:p text:style-name="P1">There are 2 packages: <text:span text:style-name="T1">HttpExtProcess </text:span><text:span text:style-name="T2">and </text:span><text:span text:style-name="T1">ProcessRunner</text:span></text:p>
      <text:p text:style-name="P1"><text:span text:style-name="T2">The first one contains 2 classes: a </text:span><text:span text:style-name="T1">Deamon</text:span><text:span text:style-name="T2"> that wait for requests, upon receiving a message it handes over the newly created socket to a separate thread implemented in the class </text:span><text:span text:style-name="T1">Connection.</text:span></text:p>
      <text:p text:style-name="P2"/>
      <text:p text:style-name="P2">The <text:span text:style-name="T1">Connection</text:span> class first performs some basic checks on the request. If these tests pass then it looks at the first string of the requested path, if it is equal to process it calls a method <text:span text:style-name="T1">handleProcessRequest </text:span>otherwise <text:span text:style-name="T1">handleFileRequest</text:span> is called.</text:p>
      <text:p text:style-name="P2"/>
      <text:p text:style-name="P3">handleFileRequest : <text:span text:style-name="T2">implements the same functionality as TinyHttpd, but it performs checks that the requested resource must be inside the working directory </text:span><text:bookmark-start text:name="__DdeLink__0_999287901"/><text:span text:style-name="T2">(which must be equal to the root of the project)</text:span><text:bookmark-end text:name="__DdeLink__0_999287901"/><text:span text:style-name="T2">.</text:span></text:p>
      <text:p text:style-name="P3"><text:span text:style-name="T2"/></text:p>
      <text:p text:style-name="P3">handleProcessRequest <text:span text:style-name="T2">: first if there are some parameters they are parsed. </text:span><text:span text:style-name="T3">The keys of the parameters must match “</text:span><text:span text:style-name="T5">par(/d*)” </text:span><text:span text:style-name="T3">and the numbers must start from one and increase by 1, their order is not relevant. The values are collected, ordered for increasing value of the number in the corresponding key. Malformed parameters are just discarded.</text:span></text:p>
      <text:p text:style-name="P4"><text:span text:style-name="T2">Then a security check is performed: the requested resource must be inside the working directory </text:span><text:span text:style-name="T4">(which must be equal to the root of the project).</text:span></text:p>
      <text:p text:style-name="P4"><text:span text:style-name="T4">T</text:span><text:span text:style-name="T2">he execution of the process is done by </text:span>ProcessRunner.RunExecutable<text:span text:style-name="T2">, which returns the process standard output. These output is sent to the client as it is.</text:span></text:p>
      <text:p text:style-name="P4"><text:span text:style-name="T2"/></text:p>
      <text:p text:style-name="P4">RunExecutable<text:span text:style-name="T2"> : takes as input the executable path and a List of command arguments,</text:span></text:p>
      <text:p text:style-name="P4"><text:span text:style-name="T2">when </text:span>execute() <text:span text:style-name="T2">is called the external process is started, its output is collected by concatenating it to a single string, then when it terminates the output is returned.</text:span></text:p>
      <text:p text:style-name="P4"><text:span text:style-name="T2"/></text:p>
      <text:p text:style-name="P5"><text:span text:style-name="T2">The accessible resources are placed in </text:span>src/main/resources ; <text:span text:style-name="T2">they are subdivided in 2 directories: </text:span>html <text:span text:style-name="T2">which contains the data resources and </text:span>process <text:span text:style-name="T2">which contains the executable files, which can be executed using a request like </text:span>GET /process/reverse?par1=add&amp;par2=false <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23:10:51.916574126</meta:creation-date>
    <dc:date>2017-09-18T23:36:54.702875590</dc:date>
    <meta:editing-duration>PT5M21S</meta:editing-duration>
    <meta:editing-cycles>2</meta:editing-cycles>
    <meta:generator>LibreOffice/5.3.1.2$Linux_X86_64 LibreOffice_project/30m0$Build-2</meta:generator>
    <meta:document-statistic meta:table-count="0" meta:image-count="0" meta:object-count="0" meta:page-count="1" meta:paragraph-count="14" meta:word-count="318" meta:character-count="2002" meta:non-whitespace-character-count="1698"/>
  </office:meta>
</office:document-meta>
</file>